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1.161cm"/>
    </style:style>
    <style:style style:name="Table1.34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46e7314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60ec5cb"/>
    </style:style>
    <style:style style:name="P8" style:family="paragraph" style:parent-style-name="Text_20_body">
      <style:paragraph-properties fo:line-height="100%"/>
      <style:text-properties officeooo:paragraph-rsid="062945ce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636e5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69921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35a09" officeooo:paragraph-rsid="03c35a0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69921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6a71c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516d9f" officeooo:paragraph-rsid="0669921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71f471" officeooo:paragraph-rsid="0671f47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71f471" officeooo:paragraph-rsid="0672a9d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733407" officeooo:paragraph-rsid="06761eb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673340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77f04e" officeooo:paragraph-rsid="0677f04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7e56ae" officeooo:paragraph-rsid="067e56a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6540c5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9daa6" officeooo:paragraph-rsid="03b9daa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19e40" officeooo:paragraph-rsid="03c19e4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ba664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bba60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784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9701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c6a1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671f47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673340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67e56a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5d079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6328f2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35a09" officeooo:paragraph-rsid="057a3cab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6feb65" officeooo:paragraph-rsid="066feb6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73ec63" officeooo:paragraph-rsid="0673ec6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7f88b5" officeooo:paragraph-rsid="067f88b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5ae34d" officeooo:paragraph-rsid="06346455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636e5e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4286d6d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65522b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db2740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dcf1fa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f8136d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fa0d72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04fcb4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68eb67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699211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4142d50" officeooo:paragraph-rsid="056abbaf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066b0e" officeooo:paragraph-rsid="06066b0e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e98c9d" officeooo:paragraph-rsid="06699211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e6aff9" officeooo:paragraph-rsid="06699211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bd2c68" officeooo:paragraph-rsid="06699211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ed26af" officeooo:paragraph-rsid="06699211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0b8ba2" officeooo:paragraph-rsid="066a71c4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6feb65" officeooo:paragraph-rsid="066feb65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0209d" officeooo:paragraph-rsid="0670209d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2a9d9" officeooo:paragraph-rsid="0672a9d9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33407" officeooo:paragraph-rsid="06733407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33407" officeooo:paragraph-rsid="06761eb6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7f04e" officeooo:paragraph-rsid="0677f04e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9cf05" officeooo:paragraph-rsid="0679cf05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d78a9" officeooo:paragraph-rsid="067d78a9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7e56ae" officeooo:paragraph-rsid="067e56ae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6794d17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7039a2" style:font-size-asian="12pt" style:font-size-complex="12pt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682ac1" style:font-size-asian="12pt" style:font-size-complex="12pt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699211" style:font-size-asian="12pt" style:font-size-complex="12pt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4fbd914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474378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6540c52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699211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67ec63" fo:background-color="#fffff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88" style:family="paragraph" style:parent-style-name="Preformatted_20_Text">
      <style:paragraph-properties fo:margin-left="0cm" fo:margin-right="0cm" fo:margin-top="0cm" fo:margin-bottom="0.097cm" loext:contextual-spacing="false" fo:line-height="100%" fo:text-indent="0cm" style:auto-text-indent="false"/>
      <style:text-properties style:font-name="Liberation Serif" fo:font-size="12pt" fo:font-weight="normal" officeooo:rsid="0402c5c3" officeooo:paragraph-rsid="065234dd" fo:background-color="#ffffff" style:font-size-asian="12pt" style:font-weight-asian="normal" style:font-size-complex="12pt" style:font-weight-complex="normal"/>
    </style:style>
    <style:style style:name="P89" style:family="paragraph" style:parent-style-name="Preformatted_20_Text">
      <style:paragraph-properties fo:margin-left="0cm" fo:margin-right="0cm" fo:margin-top="0cm" fo:margin-bottom="0.097cm" loext:contextual-spacing="false" fo:line-height="100%" fo:text-indent="0cm" style:auto-text-indent="false"/>
      <style:text-properties style:font-name="Liberation Serif" fo:font-size="12pt" fo:font-weight="bold" officeooo:rsid="042235c9" officeooo:paragraph-rsid="0668eb67" style:font-size-asian="12pt" style:font-weight-asian="bold" style:font-size-complex="12pt" style:font-weight-complex="bold"/>
    </style:style>
    <style:style style:name="P90" style:family="paragraph" style:parent-style-name="Heading_20_1">
      <style:text-properties officeooo:paragraph-rsid="046ce04c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92" style:family="paragraph" style:parent-style-name="Text_20_body">
      <style:paragraph-properties fo:margin-top="0cm" fo:margin-bottom="0cm" loext:contextual-spacing="false" fo:line-height="100%"/>
      <style:text-properties officeooo:rsid="05727b5b" officeooo:paragraph-rsid="05727b5b"/>
    </style:style>
    <style:style style:name="P93" style:family="paragraph" style:parent-style-name="Heading_20_2">
      <style:text-properties style:font-name="Liberation Serif" fo:font-size="12pt" style:font-size-asian="10.5pt" style:font-size-complex="12pt"/>
    </style:style>
    <style:style style:name="P94" style:family="paragraph" style:parent-style-name="Standard">
      <style:paragraph-properties fo:line-height="100%"/>
      <style:text-properties officeooo:paragraph-rsid="05930f0d"/>
    </style:style>
    <style:style style:name="P95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96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97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98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fo:font-weight="normal" officeooo:paragraph-rsid="010f1a39" style:font-size-asian="12pt" style:font-weight-asian="normal" style:font-size-complex="12pt" style:font-weight-complex="normal"/>
    </style:style>
    <style:style style:name="P99" style:family="paragraph" style:parent-style-name="Preformatted_20_Text">
      <style:paragraph-properties fo:margin-top="0cm" fo:margin-bottom="0.499cm" loext:contextual-spacing="false" fo:line-height="100%"/>
    </style:style>
    <style:style style:name="P100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02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03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04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5" style:family="paragraph" style:parent-style-name="Preformatted_20_Text">
      <style:paragraph-properties fo:line-height="100%"/>
    </style:style>
    <style:style style:name="P106" style:family="paragraph" style:parent-style-name="Text_20_body">
      <style:paragraph-properties fo:margin-top="0cm" fo:margin-bottom="0.046cm" loext:contextual-spacing="false" fo:line-height="100%"/>
      <style:text-properties officeooo:paragraph-rsid="0650288a"/>
    </style:style>
    <style:style style:name="P107" style:family="paragraph" style:parent-style-name="Standard" style:list-style-name="L3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108" style:family="paragraph" style:parent-style-name="Standard" style:list-style-name="L3">
      <style:paragraph-properties fo:margin-top="0cm" fo:margin-bottom="0cm" loext:contextual-spacing="true" fo:line-height="100%"/>
      <style:text-properties style:font-name="Liberation Serif" fo:font-size="12pt" fo:font-weight="normal" officeooo:rsid="06360589" officeooo:paragraph-rsid="06360589" style:font-size-asian="12pt" style:font-weight-asian="normal" style:font-size-complex="12pt" style:font-weight-complex="normal"/>
    </style:style>
    <style:style style:name="P109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10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11" style:family="paragraph" style:parent-style-name="Text_20_body" style:list-style-name="L1">
      <style:paragraph-properties fo:line-height="100%"/>
      <style:text-properties style:font-name="Liberation Serif" fo:font-size="12pt" style:font-size-asian="12pt" style:font-size-complex="12pt"/>
    </style:style>
    <style:style style:name="P112" style:family="paragraph" style:parent-style-name="Text_20_body" style:list-style-name="L4">
      <style:paragraph-properties fo:line-height="100%"/>
    </style:style>
    <style:style style:name="P113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46ce04c" style:font-weight-asian="bold" style:font-weight-complex="bold"/>
    </style:style>
    <style:style style:name="T5" style:family="text">
      <style:text-properties fo:font-weight="bold" officeooo:rsid="0475b022" style:font-weight-asian="bold" style:font-weight-complex="bold"/>
    </style:style>
    <style:style style:name="T6" style:family="text">
      <style:text-properties fo:font-weight="bold" officeooo:rsid="0479485d" style:font-weight-asian="bold" style:font-weight-complex="bold"/>
    </style:style>
    <style:style style:name="T7" style:family="text">
      <style:text-properties fo:font-weight="bold" officeooo:rsid="0475dcbd" style:font-weight-asian="bold" style:font-weight-complex="bold"/>
    </style:style>
    <style:style style:name="T8" style:family="text">
      <style:text-properties fo:font-weight="bold" officeooo:rsid="0453d932" style:font-weight-asian="bold" style:font-weight-complex="bold"/>
    </style:style>
    <style:style style:name="T9" style:family="text">
      <style:text-properties fo:font-weight="bold" officeooo:rsid="042235c9" style:font-weight-asian="bold" style:font-weight-complex="bold"/>
    </style:style>
    <style:style style:name="T10" style:family="text">
      <style:text-properties fo:font-weight="bold" officeooo:rsid="057ba0b7" style:font-weight-asian="bold" style:font-weight-complex="bold"/>
    </style:style>
    <style:style style:name="T11" style:family="text">
      <style:text-properties fo:font-weight="bold" officeooo:rsid="03412b1c" style:font-weight-asian="bold" style:font-weight-complex="bold"/>
    </style:style>
    <style:style style:name="T12" style:family="text">
      <style:text-properties fo:font-weight="bold" officeooo:rsid="03516d9f" style:font-weight-asian="bold" style:font-weight-complex="bold"/>
    </style:style>
    <style:style style:name="T13" style:family="text">
      <style:text-properties fo:font-weight="bold" officeooo:rsid="06346455" style:font-weight-asian="bold" style:font-weight-complex="bold"/>
    </style:style>
    <style:style style:name="T14" style:family="text">
      <style:text-properties fo:font-weight="bold" officeooo:rsid="065c6546" style:font-weight-asian="bold" style:font-weight-complex="bold"/>
    </style:style>
    <style:style style:name="T15" style:family="text">
      <style:text-properties fo:font-weight="bold" officeooo:rsid="0668eb67" style:font-weight-asian="bold" style:font-weight-complex="bold"/>
    </style:style>
    <style:style style:name="T16" style:family="text">
      <style:text-properties fo:font-weight="bold" officeooo:rsid="066b49ff" style:font-weight-asian="bold" style:font-weight-complex="bold"/>
    </style:style>
    <style:style style:name="T17" style:family="text">
      <style:text-properties fo:font-weight="bold" officeooo:rsid="066e1ee4" style:font-weight-asian="bold" style:font-weight-complex="bold"/>
    </style:style>
    <style:style style:name="T18" style:family="text">
      <style:text-properties fo:font-weight="bold" officeooo:rsid="06761eb6" style:font-weight-asian="bold" style:font-weight-complex="bold"/>
    </style:style>
    <style:style style:name="T19" style:family="text">
      <style:text-properties fo:font-weight="bold" officeooo:rsid="061c2919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46ce04c" style:font-size-asian="12pt" style:font-size-complex="12pt"/>
    </style:style>
    <style:style style:name="T22" style:family="text">
      <style:text-properties style:font-name="Liberation Serif" fo:font-size="12pt" officeooo:rsid="03516d9f" style:font-size-asian="12pt" style:font-size-complex="12pt"/>
    </style:style>
    <style:style style:name="T23" style:family="text">
      <style:text-properties style:font-name="Liberation Serif" fo:font-size="12pt" officeooo:rsid="05930f0d" style:font-size-asian="12pt" style:font-size-complex="12pt"/>
    </style:style>
    <style:style style:name="T24" style:family="text">
      <style:text-properties style:font-name="Liberation Serif" fo:font-size="12pt" officeooo:rsid="065c6546" style:font-size-asian="12pt" style:font-size-complex="12pt"/>
    </style:style>
    <style:style style:name="T25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language="en" fo:country="US" style:font-size-asian="12pt" style:font-size-complex="12pt"/>
    </style:style>
    <style:style style:name="T27" style:family="text">
      <style:text-properties style:font-name="Liberation Serif" fo:font-size="12pt" fo:font-weight="bold" officeooo:rsid="05930f0d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3516d9f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6794d17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normal" officeooo:rsid="062432f1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6794d17" style:font-size-asian="12pt" style:font-weight-asian="normal" style:font-size-complex="12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42ab8d4" style:font-weight-asian="normal" style:font-weight-complex="normal"/>
    </style:style>
    <style:style style:name="T34" style:family="text">
      <style:text-properties fo:font-weight="normal" officeooo:rsid="0453d932" style:font-weight-asian="normal" style:font-weight-complex="normal"/>
    </style:style>
    <style:style style:name="T35" style:family="text">
      <style:text-properties fo:font-weight="normal" officeooo:rsid="03412b1c" style:font-weight-asian="normal" style:font-weight-complex="normal"/>
    </style:style>
    <style:style style:name="T36" style:family="text">
      <style:text-properties fo:font-weight="normal" officeooo:rsid="05fa0d72" style:font-weight-asian="normal" style:font-weight-complex="normal"/>
    </style:style>
    <style:style style:name="T37" style:family="text">
      <style:text-properties fo:font-weight="normal" officeooo:rsid="05fc26fd" style:font-weight-asian="normal" style:font-weight-complex="normal"/>
    </style:style>
    <style:style style:name="T38" style:family="text">
      <style:text-properties style:font-weight-asian="bold" style:font-weight-complex="bold"/>
    </style:style>
    <style:style style:name="T39" style:family="text">
      <style:text-properties fo:language="en" fo:country="US" fo:font-weight="bold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fo:font-weight="bold" officeooo:rsid="02d59520" style:font-weight-asian="bold" style:font-weight-complex="bold"/>
    </style:style>
    <style:style style:name="T42" style:family="text">
      <style:text-properties fo:language="en" fo:country="US" fo:font-weight="bold" officeooo:rsid="046ce04c" style:font-weight-asian="bold" style:font-weight-complex="bold"/>
    </style:style>
    <style:style style:name="T43" style:family="text">
      <style:text-properties fo:language="en" fo:country="US" fo:font-weight="bold" officeooo:rsid="05f35f87" style:font-weight-asian="bold" style:font-weight-complex="bold"/>
    </style:style>
    <style:style style:name="T44" style:family="text">
      <style:text-properties fo:language="en" fo:country="US" fo:font-weight="bold" officeooo:rsid="05f64766" style:font-weight-asian="bold" style:font-weight-complex="bold"/>
    </style:style>
    <style:style style:name="T45" style:family="text">
      <style:text-properties fo:language="en" fo:country="US" fo:font-weight="bold" officeooo:rsid="065c6546" style:font-weight-asian="bold" style:font-weight-complex="bold"/>
    </style:style>
    <style:style style:name="T46" style:family="text">
      <style:text-properties officeooo:rsid="007743e6"/>
    </style:style>
    <style:style style:name="T47" style:family="text">
      <style:text-properties officeooo:rsid="009ccf87"/>
    </style:style>
    <style:style style:name="T48" style:family="text">
      <style:text-properties officeooo:rsid="00e883eb"/>
    </style:style>
    <style:style style:name="T49" style:family="text">
      <style:text-properties officeooo:rsid="01c729e2"/>
    </style:style>
    <style:style style:name="T50" style:family="text">
      <style:text-properties officeooo:rsid="0263684f"/>
    </style:style>
    <style:style style:name="T51" style:family="text">
      <style:text-properties officeooo:rsid="0270a0db"/>
    </style:style>
    <style:style style:name="T52" style:family="text">
      <style:text-properties officeooo:rsid="02befdb2"/>
    </style:style>
    <style:style style:name="T53" style:family="text">
      <style:text-properties officeooo:rsid="0198a170"/>
    </style:style>
    <style:style style:name="T54" style:family="text">
      <style:text-properties officeooo:rsid="01a0b5ab"/>
    </style:style>
    <style:style style:name="T55" style:family="text">
      <style:text-properties officeooo:rsid="019f26e1"/>
    </style:style>
    <style:style style:name="T56" style:family="text">
      <style:text-properties officeooo:rsid="015780b8"/>
    </style:style>
    <style:style style:name="T57" style:family="text">
      <style:text-properties officeooo:rsid="0475b022"/>
    </style:style>
    <style:style style:name="T58" style:family="text">
      <style:text-properties officeooo:rsid="04fdc670"/>
    </style:style>
    <style:style style:name="T59" style:family="text">
      <style:text-properties officeooo:rsid="04ff3de8"/>
    </style:style>
    <style:style style:name="T60" style:family="text">
      <style:text-properties officeooo:rsid="0565522b"/>
    </style:style>
    <style:style style:name="T61" style:family="text">
      <style:text-properties officeooo:rsid="0568e047"/>
    </style:style>
    <style:style style:name="T62" style:family="text">
      <style:text-properties officeooo:rsid="05eed422"/>
    </style:style>
    <style:style style:name="T63" style:family="text">
      <style:text-properties officeooo:rsid="05f7b04c"/>
    </style:style>
    <style:style style:name="T64" style:family="text">
      <style:text-properties officeooo:rsid="0610953b"/>
    </style:style>
    <style:style style:name="T65" style:family="text">
      <style:text-properties officeooo:rsid="061fd4de"/>
    </style:style>
    <style:style style:name="T66" style:family="text">
      <style:text-properties officeooo:rsid="06253341"/>
    </style:style>
    <style:style style:name="T67" style:family="text">
      <style:text-properties officeooo:rsid="062d0ab6"/>
    </style:style>
    <style:style style:name="T68" style:family="text">
      <style:text-properties officeooo:rsid="062ee69d"/>
    </style:style>
    <style:style style:name="T69" style:family="text">
      <style:text-properties officeooo:rsid="03d90b3f"/>
    </style:style>
    <style:style style:name="T70" style:family="text">
      <style:text-properties officeooo:rsid="064a07fc"/>
    </style:style>
    <style:style style:name="T71" style:family="text">
      <style:text-properties officeooo:rsid="064cb4c6"/>
    </style:style>
    <style:style style:name="T72" style:family="text">
      <style:text-properties officeooo:rsid="0650288a"/>
    </style:style>
    <style:style style:name="T73" style:family="text">
      <style:text-properties officeooo:rsid="065a7466"/>
    </style:style>
    <style:style style:name="T74" style:family="text">
      <style:text-properties officeooo:rsid="0668eb67"/>
    </style:style>
    <style:style style:name="T75" style:family="text">
      <style:text-properties officeooo:rsid="066d8dd7"/>
    </style:style>
    <style:style style:name="T76" style:family="text">
      <style:text-properties officeooo:rsid="066e1ee4"/>
    </style:style>
    <style:style style:name="T77" style:family="text">
      <style:text-properties officeooo:rsid="03c60f6e"/>
    </style:style>
    <style:style style:name="T78" style:family="text">
      <style:text-properties officeooo:rsid="06761eb6"/>
    </style:style>
    <style:style style:name="T79" style:family="text">
      <style:text-properties officeooo:rsid="067acfaf"/>
    </style:style>
    <style:style style:name="T80" style:family="text">
      <style:text-properties officeooo:rsid="002d4cf0"/>
    </style:style>
    <style:style style:name="T81" style:family="text">
      <style:text-properties officeooo:rsid="002f4af5"/>
    </style:style>
    <style:style style:name="T82" style:family="text">
      <style:text-properties officeooo:rsid="06852057"/>
    </style:style>
    <style:style style:name="T83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<text:bookmark text:name="firstHeading"/><text:span text:style-name="T25">Python</text:span><text:span text:style-name="T26">/C2/</text:span><text:span text:style-name="T20">Accessing p</text:span><text:span text:style-name="T21">arts</text:span><text:span text:style-name="T20"> of arrays-</text:span><text:span text:style-name="T24">II</text:span><text:span text:style-name="T20"> </text:span><text:span text:style-name="T26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3">Accessing p</text:span><text:span text:style-name="T4">arts</text:span><text:span text:style-name="T3"> of arrays-</text:span><text:span text:style-name="T14">II</text:span></text:p>
        <text:p text:style-name="P3">Author: <text:span text:style-name="T47">Aditya Palaparthy</text:span></text:p>
        <text:p text:style-name="P4"><text:span text:style-name="T39">Keywords: </text:span><text:span text:style-name="T40">Python</text:span><text:span text:style-name="T39">, </text:span><text:span text:style-name="T40">Ipython, </text:span><text:span text:style-name="T43">imread, imshow, </text:span><text:span text:style-name="T44">shape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4">Visual Cue</text:p>
            </table:table-cell>
            <table:table-cell table:style-name="Table1.A1" office:value-type="string">
              <text:p text:style-name="P74">Narration</text:p>
            </table:table-cell>
          </table:table-row>
          <table:table-row>
            <table:table-cell table:style-name="Table1.A1" office:value-type="string">
              <text:p text:style-name="P43">Show Slide </text:p>
              <text:p text:style-name="P5">containing title, name of the production team along with the logo of MHRD </text:p>
            </table:table-cell>
            <table:table-cell table:style-name="Table1.A1" office:value-type="string">
              <text:p text:style-name="P76">Hello Friends. Welcome to the tutorial on "<text:span text:style-name="T41">Accessing p</text:span><text:span text:style-name="T42">arts</text:span><text:span text:style-name="T41"> of arrays-</text:span><text:span text:style-name="T45">II</text:span>". </text:p>
            </table:table-cell>
          </table:table-row>
          <table:table-row>
            <table:table-cell table:style-name="Table1.A1" office:value-type="string">
              <text:p text:style-name="P44">Show Slide </text:p>
              <text:p text:style-name="P44"><text:span text:style-name="T52">O</text:span>bjectives </text:p>
              <text:p text:style-name="P75"/>
            </table:table-cell>
            <table:table-cell table:style-name="Table1.A1" office:value-type="string">
              <text:p text:style-name="P45"><text:span text:style-name="T53">At the end of</text:span> this tutorial, <text:span text:style-name="T56">we will learn to-</text:span> </text:p>
              <text:p text:style-name="P11"/>
              <text:list xml:id="list1379955539683861462" text:style-name="L1">
                <text:list-item>
                  <text:p text:style-name="P111">Read <text:span text:style-name="T2">images</text:span> into <text:span text:style-name="T2">arrays</text:span> and perform processing on them, using simple <text:span text:style-name="T2">array</text:span> manipulations. <text:s/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5">Show Slide </text:p>
              <text:p text:style-name="P75">System <text:span text:style-name="T82">Specifications</text:span> </text:p>
            </table:table-cell>
            <table:table-cell table:style-name="Table1.A4" office:value-type="string">
              <text:p text:style-name="P75">To record this tutorial, I am using </text:p>
              <text:list xml:id="list1085734140697156573" text:style-name="L2">
                <text:list-item>
                  <text:p text:style-name="P109"><text:span text:style-name="T1">Ubuntu Linux 14.04</text:span> operating system</text:p>
                </text:list-item>
                <text:list-item>
                  <text:p text:style-name="P110"><text:span text:style-name="T38">Python</text:span> 2.7.6</text:p>
                </text:list-item>
                <text:list-item>
                  <text:p text:style-name="P109"><text:span text:style-name="T2">IPython</text:span><text:span text:style-name="T1"> </text:span><text:span text:style-name="T19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3">Show Slide </text:p>
              <text:p text:style-name="P5">Pre-requisite slide </text:p>
            </table:table-cell>
            <table:table-cell table:style-name="Table1.A4" office:value-type="string">
              <text:p text:style-name="P43">To <text:span text:style-name="T54">practise</text:span> this tutorial, <text:span text:style-name="T55">you </text:span>should know how to </text:p>
              <text:list xml:id="list7695157008884996087" text:style-name="L3">
                <text:list-item>
                  <text:p text:style-name="P107">run basic <text:span text:style-name="T2">Python </text:span>commands on the <text:span text:style-name="T2">ipython console</text:span></text:p>
                </text:list-item>
                <text:list-item>
                  <text:p text:style-name="P108"><text:span text:style-name="T75">a</text:span>ccess parts of <text:span text:style-name="T2">arrays</text:span>.</text:p>
                </text:list-item>
              </text:list>
              <text:p text:style-name="P86"/>
              <text:p text:style-name="P87">If not, <text:span text:style-name="T53">see the pre-requisite</text:span> <text:span text:style-name="T2">Python </text:span>tutorials <text:span text:style-name="T53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46"/>
            </table:table-cell>
            <table:table-cell table:style-name="Table1.A6" office:value-type="string">
              <text:p text:style-name="P42">Before beginning this tutorial</text:p>
              <text:p text:style-name="P42"/>
              <text:p text:style-name="P42">Please download the file<text:span text:style-name="T2"> </text:span><text:span text:style-name="T13">square.png</text:span><text:span text:style-name="T2"> </text:span><text:span text:style-name="T76">and </text:span><text:span text:style-name="T17">Python.png</text:span><text:span text:style-name="T76"> </text:span>from <text:span text:style-name="T69">Spoken tutorial website.</text:span></text:p>
            </table:table-cell>
          </table:table-row>
          <table:table-row table:style-name="Table1.6">
            <table:table-cell table:style-name="Table1.A6" office:value-type="string">
              <text:p text:style-name="P46">[Terminal]</text:p>
              <text:p text:style-name="P81"><text:span text:style-name="T2">ipython --</text:span><text:span text:style-name="T6">pylab</text:span><text:span text:style-name="T2"> </text:span></text:p>
            </table:table-cell>
            <table:table-cell table:style-name="Table1.A6" office:value-type="string">
              <text:p text:style-name="P91">Let us start <text:span text:style-name="T2">ipython</text:span> <text:span text:style-name="T57">with </text:span><text:span text:style-name="T5">pylab</text:span><text:span text:style-name="T57">.</text:span></text:p>
              <text:p text:style-name="P91"/>
              <text:p text:style-name="P91"><text:span text:style-name="T46">O</text:span>pen the <text:span text:style-name="T2">terminal</text:span> and <text:span text:style-name="T49">T</text:span>ype <text:span text:style-name="T2">ipython --</text:span><text:span text:style-name="T7">pylab </text:span><text:span text:style-name="T34">and press </text:span><text:span text:style-name="T8">Enter</text:span></text:p>
            </table:table-cell>
          </table:table-row>
          <table:table-row>
            <table:table-cell table:style-name="Table1.A4" office:value-type="string">
              <text:p text:style-name="P25">Show Slide </text:p>
              <text:p text:style-name="P25"/>
              <text:p text:style-name="P83">Squares.png </text:p>
            </table:table-cell>
            <table:table-cell table:style-name="Table1.A4" office:value-type="string">
              <text:p text:style-name="P37"><text:span text:style-name="T71">W</text:span>e shall learn how to <text:span text:style-name="T2">access</text:span> other <text:span text:style-name="T70">parts</text:span> of an <text:span text:style-name="T2">array</text:span>. </text:p>
              <text:p text:style-name="P37"/>
              <text:p text:style-name="P36">For this purpose, we will be using <text:span text:style-name="T2">image</text:span> <text:span text:style-name="T2">arrays</text:span>. </text:p>
              <text:p text:style-name="P36"/>
              <text:p text:style-name="P106">We shall use the <text:span text:style-name="T2">image</text:span> <text:span text:style-name="Teletype"><text:span text:style-name="T2">squares.png</text:span></text:span> present in <text:span text:style-name="Teletype"><text:span text:style-name="T30">current working directory</text:span></text:span>.</text:p>
              <text:p text:style-name="P106"><text:span text:style-name="T72">Let us</text:span> see what the <text:span text:style-name="T2">image</text:span> contains. </text:p>
            </table:table-cell>
          </table:table-row>
          <table:table-row>
            <table:table-cell table:style-name="Table1.A4" office:value-type="string">
              <text:p text:style-name="P88">[IPython Console]</text:p>
              <text:p text:style-name="P89"><text:span text:style-name="Teletype"><text:span text:style-name="T74">img</text:span></text:span> = imread('squares.png') </text:p>
            </table:table-cell>
            <table:table-cell table:style-name="Table1.A4" office:value-type="string">
              <text:p text:style-name="P82">To read an <text:span text:style-name="T2">image</text:span> into an array, we use the <text:span text:style-name="Teletype"><text:span text:style-name="T2">imread</text:span></text:span> <text:span text:style-name="T2">command</text:span>. </text:p>
              <text:p text:style-name="P48">Let us now read the data in <text:span text:style-name="Teletype"><text:span text:style-name="T2">squares</text:span></text:span><text:span text:style-name="Teletype">.</text:span><text:span text:style-name="Teletype"><text:span text:style-name="T2">png</text:span></text:span> into the array <text:span text:style-name="Teletype"><text:span text:style-name="T15">img</text:span></text:span>.</text:p>
              <text:p text:style-name="P54"><text:span text:style-name="T60">Type </text:span><text:span text:style-name="Teletype"><text:span text:style-name="T15">img</text:span></text:span><text:span text:style-name="T9"> = imread('squares.png') </text:span></text:p>
            </table:table-cell>
          </table:table-row>
          <text:soft-page-break/>
          <table:table-row>
            <table:table-cell table:style-name="Table1.A4" office:value-type="string">
              <text:p text:style-name="P85">[IPython Console]</text:p>
              <text:p text:style-name="P14">imshow(<text:span text:style-name="Teletype"><text:span text:style-name="T74">img</text:span></text:span>) </text:p>
            </table:table-cell>
            <table:table-cell table:style-name="Table1.A4" office:value-type="string">
              <text:p text:style-name="P77">We can see the contents of the <text:span text:style-name="T2">image</text:span>, using the <text:span text:style-name="T2">command</text:span> <text:span text:style-name="Teletype"><text:span text:style-name="T2">imshow</text:span></text:span>. </text:p>
              <text:p text:style-name="P77"/>
              <text:p text:style-name="P78"><text:span text:style-name="T61">Type</text:span> <text:span text:style-name="T2">imshow(</text:span><text:span text:style-name="Teletype"><text:span text:style-name="T15">img</text:span></text:span><text:span text:style-name="T2">)</text:span> to see what has been read into <text:span text:style-name="T16">img</text:span>. </text:p>
            </table:table-cell>
          </table:table-row>
          <table:table-row>
            <table:table-cell table:style-name="Table1.A4" office:value-type="string">
              <text:p text:style-name="P26">[IPython Console]</text:p>
              <text:p text:style-name="P26"/>
              <text:p text:style-name="P16"><text:span text:style-name="Teletype"><text:span text:style-name="T74">img</text:span></text:span></text:p>
            </table:table-cell>
            <table:table-cell table:style-name="Table1.A4" office:value-type="string">
              <text:p text:style-name="P56"><text:span text:style-name="T32">We do not see </text:span><text:span text:style-name="T2">white</text:span><text:span text:style-name="T32"> and </text:span><text:span text:style-name="T2">black</text:span><text:span text:style-name="T32"> because, </text:span><text:span text:style-name="Teletype"><text:span text:style-name="T2">pylab</text:span></text:span><text:span text:style-name="T32"> has </text:span><text:span text:style-name="T2">mapped</text:span><text:span text:style-name="T32"> white and </text:span><text:span text:style-name="T2">black</text:span><text:span text:style-name="T32"> to different </text:span><text:span text:style-name="T2">colors</text:span><text:span text:style-name="T32">. </text:span></text:p>
              <text:p text:style-name="P56"><text:span text:style-name="T32">This can be changed by using a different </text:span><text:span text:style-name="T2">color</text:span><text:span text:style-name="T32"> </text:span><text:span text:style-name="T2">map</text:span><text:span text:style-name="T32">. </text:span></text:p>
              <text:p text:style-name="P92">To see the contents in I,</text:p>
              <text:p text:style-name="P92">Type</text:p>
              <text:p text:style-name="P16"><text:span text:style-name="Teletype"><text:span text:style-name="T74">img</text:span></text:span></text:p>
            </table:table-cell>
          </table:table-row>
          <table:table-row>
            <table:table-cell table:style-name="Table1.A4" office:value-type="string">
              <text:p text:style-name="P27">[IPython Console]</text:p>
              <text:p text:style-name="P27"/>
              <text:p text:style-name="P12"><text:span text:style-name="Teletype"><text:span text:style-name="T74">img</text:span></text:span>.shape </text:p>
            </table:table-cell>
            <table:table-cell table:style-name="Table1.A4" office:value-type="string">
              <text:p text:style-name="P13"><text:span text:style-name="T32">We see that an </text:span>array<text:span text:style-name="T32"> is displayed</text:span>. </text:p>
              <text:p text:style-name="P6">To check the <text:span text:style-name="T2">dimensions</text:span> of any <text:span text:style-name="T2">array</text:span>, we can use <text:span text:style-name="Teletype"><text:span text:style-name="T2">shape</text:span></text:span> <text:span text:style-name="T2">function</text:span>. </text:p>
            </table:table-cell>
          </table:table-row>
          <table:table-row>
            <table:table-cell table:style-name="Table1.A4" office:value-type="string">
              <text:p text:style-name="P27"/>
            </table:table-cell>
            <table:table-cell table:style-name="Table1.A4" office:value-type="string">
              <text:p text:style-name="P38">As we can see, we got the dimensions of the <text:span text:style-name="T2">image</text:span>.</text:p>
              <text:p text:style-name="P38">The image <text:span text:style-name="T10">square.png</text:span> has the <text:span text:style-name="T2">dimensions</text:span> of <text:span text:style-name="T2">300x300</text:span>. </text:p>
            </table:table-cell>
          </table:table-row>
          <table:table-row>
            <table:table-cell table:style-name="Table1.A4" office:value-type="string">
              <text:p text:style-name="P24">Show Slide </text:p>
              <text:p text:style-name="P8">Squares.png </text:p>
              <text:p text:style-name="P8">Point at top-left quadrant of the image </text:p>
            </table:table-cell>
            <table:table-cell table:style-name="Table1.A4" office:value-type="string">
              <text:p text:style-name="P94"><text:span text:style-name="T22">To </text:span><text:span text:style-name="T23">get top-left </text:span><text:span text:style-name="T27">quadrant</text:span><text:span text:style-name="T22">, we need to access, a few of the </text:span><text:span text:style-name="T28">rows</text:span><text:span text:style-name="T22"> and a few of the </text:span><text:span text:style-name="T28">columns</text:span><text:span text:style-name="T22"> of the </text:span><text:span text:style-name="T28">array</text:span><text:span text:style-name="T22">. </text:span></text:p>
            </table:table-cell>
          </table:table-row>
          <table:table-row table:style-name="Table1.15">
            <table:table-cell table:style-name="Table1.A4" office:value-type="string">
              <text:p text:style-name="P28">[IPython Console]</text:p>
              <text:p text:style-name="P28"/>
              <text:p text:style-name="P14"><text:span text:style-name="Teletype"><text:span text:style-name="T74">img</text:span></text:span>[:150, :150] </text:p>
            </table:table-cell>
            <table:table-cell table:style-name="Table1.A4" office:value-type="string">
              <text:p text:style-name="P49">Now, we wish to obtain the <text:span text:style-name="T2">top left quarter</text:span> of the <text:span text:style-name="T2">image</text:span>. </text:p>
              <text:p text:style-name="P51"><text:span text:style-name="T63">W</text:span>e know the <text:span text:style-name="T2">shape</text:span> of the <text:span text:style-name="T2">image</text:span> is 300.</text:p>
              <text:p text:style-name="P52"><text:span text:style-name="T37">For </text:span><text:span text:style-name="T2">top</text:span>-<text:span text:style-name="T2">left</text:span> <text:span text:style-name="T2">corner</text:span> of the <text:span text:style-name="T2">image </text:span><text:span text:style-name="T36">we need </text:span>first 150 <text:span text:style-name="T2">rows</text:span> and the first 150 <text:span text:style-name="T2">columns</text:span>. </text:p>
              <text:p text:style-name="P55"><text:span text:style-name="Teletype"><text:span text:style-name="T15">img</text:span></text:span><text:span text:style-name="T2">[:150, :150]</text:span> gives us the <text:span text:style-name="T2">top</text:span>-<text:span text:style-name="T2">left</text:span> <text:span text:style-name="T2">corner</text:span> of the <text:span text:style-name="T2">image</text:span>. </text:p>
              <text:p text:style-name="P58">Type <text:span text:style-name="Teletype"><text:span text:style-name="T15">img</text:span></text:span><text:span text:style-name="T12">[:150, :150]</text:span></text:p>
            </table:table-cell>
          </table:table-row>
          <table:table-row table:style-name="Table1.15">
            <table:table-cell table:style-name="Table1.A4" office:value-type="string">
              <text:p text:style-name="P29">[IPython Console]</text:p>
              <text:p text:style-name="P29"/>
              <text:p text:style-name="P14">imshow(<text:span text:style-name="Teletype"><text:span text:style-name="T74">img</text:span></text:span>[:150, :150]) </text:p>
            </table:table-cell>
            <table:table-cell table:style-name="Table1.A4" office:value-type="string">
              <text:p text:style-name="P47">We use the <text:span text:style-name="Teletype"><text:span text:style-name="T2">imshow</text:span></text:span> <text:span text:style-name="T2">command</text:span> to see the <text:span text:style-name="T2">slice</text:span> we obtained in the form of an <text:span text:style-name="T2">image</text:span> and confirm. </text:p>
              <text:p text:style-name="P59">Type <text:span text:style-name="T11">imshow(</text:span><text:span text:style-name="Teletype"><text:span text:style-name="T15">img</text:span></text:span><text:span text:style-name="T11">[:150, :150]) </text:span></text:p>
            </table:table-cell>
          </table:table-row>
          <table:table-row table:style-name="Table1.15">
            <table:table-cell table:style-name="Table1.A4" office:value-type="string">
              <text:p text:style-name="P24">Show Slid<text:span text:style-name="T58">e</text:span></text:p>
              <text:p text:style-name="P6"><text:span text:style-name="T59">Exercise</text:span> <text:span text:style-name="T65">1</text:span></text:p>
            </table:table-cell>
            <table:table-cell table:style-name="Table1.A4" office:value-type="string">
              <text:p text:style-name="P80">Pause the video. <text:span text:style-name="T48">Try</text:span> this exercise and then resume the video.</text:p>
              <text:p text:style-name="P80"/>
              <text:p text:style-name="P80">Obtain the square in the center of the image. </text:p>
            </table:table-cell>
          </table:table-row>
          <table:table-row table:style-name="Table1.15">
            <table:table-cell table:style-name="Table1.A4" office:value-type="string">
              <text:p text:style-name="P29">[IPython Console]</text:p>
              <text:p text:style-name="P29"/>
              <text:p text:style-name="P84">imshow(<text:span text:style-name="Teletype"><text:span text:style-name="T74">img</text:span></text:span>[75:225, 75:225])</text:p>
            </table:table-cell>
            <table:table-cell table:style-name="Table1.A4" office:value-type="string">
              <text:p text:style-name="P47">Switch to the terminal for solution. </text:p>
              <text:p text:style-name="P47"/>
              <text:p text:style-name="P60">Type <text:span text:style-name="T11">imshow(</text:span><text:span text:style-name="Teletype"><text:span text:style-name="T15">img</text:span></text:span><text:span text:style-name="T11">[75:225, 75:225])</text:span></text:p>
              <text:p text:style-name="P50"><text:span text:style-name="T35">Hence, we get the </text:span><text:span text:style-name="T11">center</text:span><text:span text:style-name="T35"> of the </text:span><text:span text:style-name="T11">image. </text:span></text:p>
            </table:table-cell>
          </table:table-row>
          <table:table-row table:style-name="Table1.15">
            <table:table-cell table:style-name="Table1.A4" office:value-type="string">
              <text:p text:style-name="P30">[IPython Console]</text:p>
              <text:p text:style-name="P30"/>
              <text:p text:style-name="P14"><text:span text:style-name="Teletype"><text:span text:style-name="T74">img</text:span></text:span>[::2, ::2] </text:p>
            </table:table-cell>
            <table:table-cell table:style-name="Table1.A4" office:value-type="string">
              <text:p text:style-name="P47">we <text:span text:style-name="T66">also </text:span>know how to <text:span text:style-name="T2">stride</text:span> over an <text:span text:style-name="T2">array</text:span>, we can drop <text:span text:style-name="T2">alternate</text:span> <text:span text:style-name="T2">rows</text:span> and <text:span text:style-name="T2">columns</text:span> out of the <text:span text:style-name="T2">image</text:span> in I. </text:p>
              <text:p text:style-name="P47"/>
              <text:p text:style-name="P61">Type <text:span text:style-name="Teletype"><text:span text:style-name="T15">img</text:span></text:span><text:span text:style-name="T11">[::2, ::2]</text:span></text:p>
            </table:table-cell>
          </table:table-row>
          <table:table-row table:style-name="Table1.15">
            <table:table-cell table:style-name="Table1.A4" office:value-type="string">
              <text:p text:style-name="P31">[IPython Console]</text:p>
              <text:p text:style-name="P31"/>
              <text:p text:style-name="P14">imshow(<text:span text:style-name="Teletype"><text:span text:style-name="T74">img</text:span></text:span>[::2, ::2]) </text:p>
            </table:table-cell>
            <table:table-cell table:style-name="Table1.A4" office:value-type="string">
              <text:p text:style-name="P55">To see this image, <text:span text:style-name="T62">Type </text:span><text:span text:style-name="T11">imshow(</text:span><text:span text:style-name="Teletype"><text:span text:style-name="T15">img</text:span></text:span><text:span text:style-name="T11">[::2, ::2])</text:span></text:p>
            </table:table-cell>
          </table:table-row>
          <table:table-row table:style-name="Table1.15">
            <table:table-cell table:style-name="Table1.A4" office:value-type="string">
              <text:p text:style-name="P32">[IPython Console]</text:p>
              <text:p text:style-name="P32"/>
              <text:p text:style-name="P15">imshow(<text:span text:style-name="Teletype"><text:span text:style-name="T74">img</text:span></text:span>[::4, ::4]) </text:p>
            </table:table-cell>
            <table:table-cell table:style-name="Table1.A4" office:value-type="string">
              <text:p text:style-name="P57">We can see that the <text:span text:style-name="T2">scale</text:span> has reduced. </text:p>
              <text:p text:style-name="P53"><text:span text:style-name="T73">We can</text:span> observe some <text:span text:style-name="T2">blurring</text:span> near the <text:span text:style-name="T2">edges</text:span>.</text:p>
              <text:p text:style-name="P53">To notice this <text:span text:style-name="T2">effect</text:span> more clearly, increase the <text:span text:style-name="T2">step</text:span> to 4. </text:p>
              <text:p text:style-name="P62">Type <text:span text:style-name="T11">imshow(</text:span><text:span text:style-name="Teletype"><text:span text:style-name="T15">img</text:span></text:span><text:span text:style-name="T11">[::4, ::4]) </text:span></text:p>
            </table:table-cell>
          </table:table-row>
          <table:table-row table:style-name="Table1.15">
            <table:table-cell table:style-name="Table1.A4" office:value-type="string">
              <text:p text:style-name="P39">Show Slide</text:p>
              <text:p text:style-name="P39">Python.png</text:p>
            </table:table-cell>
            <table:table-cell table:style-name="Table1.A4" office:value-type="string">
              <text:p text:style-name="P63">Now we have an <text:span text:style-name="T2">RGB</text:span> image.</text:p>
              <text:p text:style-name="P64">Let us slice the image and see what happens</text:p>
            </table:table-cell>
          </table:table-row>
          <text:soft-page-break/>
          <table:table-row table:style-name="Table1.15">
            <table:table-cell table:style-name="Table1.A4" office:value-type="string">
              <text:p text:style-name="P33">[IPython Console]</text:p>
              <text:p text:style-name="P33"/>
              <text:p text:style-name="P17">img=imread('<text:span text:style-name="T79">P</text:span>ython.png')</text:p>
            </table:table-cell>
            <table:table-cell table:style-name="Table1.A4" office:value-type="string">
              <text:p text:style-name="P65">Type</text:p>
              <text:p text:style-name="P65"/>
              <text:p text:style-name="P18">img=imread('<text:span text:style-name="T79">P</text:span>ython.png')</text:p>
            </table:table-cell>
          </table:table-row>
          <table:table-row table:style-name="Table1.15">
            <table:table-cell table:style-name="Table1.A4" office:value-type="string">
              <text:p text:style-name="P35">[IPython Console]</text:p>
              <text:p text:style-name="P22">imshow(img)</text:p>
            </table:table-cell>
            <table:table-cell table:style-name="Table1.A4" office:value-type="string">
              <text:p text:style-name="P71">Type</text:p>
              <text:p text:style-name="P71"/>
              <text:p text:style-name="P22">imshow(img)</text:p>
              <text:p text:style-name="P41">We can see the image. </text:p>
            </table:table-cell>
          </table:table-row>
          <table:table-row table:style-name="Table1.15">
            <table:table-cell table:style-name="Table1.A4" office:value-type="string">
              <text:p text:style-name="P34">[IPython Console]</text:p>
              <text:p text:style-name="P20"/>
              <text:p text:style-name="P19"><text:span text:style-name="T78">imshow(</text:span>img[:,:,0]<text:span text:style-name="T78">)</text:span></text:p>
            </table:table-cell>
            <table:table-cell table:style-name="Table1.A4" office:value-type="string">
              <text:p text:style-name="P69">Now we will slice the array</text:p>
              <text:p text:style-name="P66">Type</text:p>
              <text:p text:style-name="P67"><text:span text:style-name="T18">imshow(</text:span><text:span text:style-name="T2">img[:,:,0]</text:span><text:span text:style-name="T18">)</text:span></text:p>
            </table:table-cell>
          </table:table-row>
          <table:table-row table:style-name="Table1.15">
            <table:table-cell table:style-name="Table1.A4" office:value-type="string">
              <text:p text:style-name="P40">[I<text:span text:style-name="T77">Python Console</text:span>]</text:p>
              <text:p text:style-name="P40"/>
              <text:p text:style-name="P21">colorbar()</text:p>
            </table:table-cell>
            <table:table-cell table:style-name="Table1.A4" office:value-type="string">
              <text:p text:style-name="P68">Type</text:p>
              <text:p text:style-name="P68"/>
              <text:p text:style-name="P21">colorbar()</text:p>
              <text:p text:style-name="P73"><text:span text:style-name="T31">It shows a </text:span><text:span text:style-name="T29">color</text:span><text:span text:style-name="T31"> scale </text:span>to have an idea of what value a <text:span text:style-name="T2">color</text:span> represents </text:p>
            </table:table-cell>
          </table:table-row>
          <table:table-row table:style-name="Table1.15">
            <table:table-cell table:style-name="Table1.A4" office:value-type="string">
              <text:p text:style-name="P39"/>
            </table:table-cell>
            <table:table-cell table:style-name="Table1.A4" office:value-type="string">
              <text:p text:style-name="P70">We can use <text:span text:style-name="T2">Python</text:span> for <text:span text:style-name="T2">Image</text:span> <text:span text:style-name="T2">Processing</text:span> also.</text:p>
            </table:table-cell>
          </table:table-row>
          <table:table-row>
            <table:table-cell table:style-name="Table1.A4" office:value-type="string">
              <text:p text:style-name="P43">Show Slide</text:p>
              <text:p text:style-name="P5">Summary slide </text:p>
              <text:p text:style-name="P43"/>
            </table:table-cell>
            <table:table-cell table:style-name="Table1.A4" office:value-type="string">
              <text:p text:style-name="P10"><text:span text:style-name="T32">This brings us to the end of this tutorial. In this tutorial, we have learn</text:span><text:span text:style-name="T33">ed</text:span><text:span text:style-name="T32"> to,</text:span> </text:p>
              <text:p text:style-name="P72"/>
              <text:list xml:id="list1316506035484522278" text:style-name="L4">
                <text:list-item>
                  <text:p text:style-name="P112">Read <text:span text:style-name="T2">images</text:span> into <text:span text:style-name="T2">arrays</text:span> and manipulate them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3">Show Slide</text:p>
              <text:p text:style-name="P5"><text:span text:style-name="T51">Evaluation</text:span> </text:p>
              <text:p text:style-name="P79"/>
            </table:table-cell>
            <table:table-cell table:style-name="Table1.A4" office:value-type="string">
              <text:p text:style-name="P43">Here are some self assessment questions for you to solve </text:p>
              <text:p text:style-name="P72"/>
              <text:p text:style-name="P6"><text:s text:c="8"/><text:span text:style-name="T67">1</text:span>. Given the array, </text:p>
              <text:p text:style-name="P105"><text:s text:c="6"/>C = array([[10, 11, 12, 13],</text:p>
              <text:p text:style-name="P99"><text:s text:c="17"/>[20, 21, 22, 23]])</text:p>
              <text:p text:style-name="P6"><text:s text:c="12"/>Change the array to </text:p>
              <text:p text:style-name="P105"><text:s text:c="6"/>C = array([[10, 11, 10, 11],</text:p>
              <text:p text:style-name="P99"><text:s text:c="17"/>[20, 21, 20, 21]])</text:p>
            </table:table-cell>
          </table:table-row>
          <table:table-row>
            <table:table-cell table:style-name="Table1.A4" office:value-type="string">
              <text:p text:style-name="P43"/>
              <text:p text:style-name="P43">Show Slide</text:p>
              <text:p text:style-name="P43"/>
              <text:p text:style-name="P5">Solutions </text:p>
              <text:p text:style-name="P75"/>
            </table:table-cell>
            <table:table-cell table:style-name="Table1.A4" office:value-type="string">
              <text:p text:style-name="P98">And the answers,</text:p>
              <text:p text:style-name="P7"><text:s text:c="8"/><text:span text:style-name="T68">1</text:span>. We can change the elements of array C, by using slicing and <text:s text:c="5"/><text:span text:style-name="T64">striding</text:span> <text:s text:c="20"/></text:p>
              <text:p text:style-name="P99"><text:s text:c="7"/>C[:2, 2:] = C[:2,:2]</text:p>
            </table:table-cell>
          </table:table-row>
          <table:table-row>
            <table:table-cell table:style-name="Table1.A6" office:value-type="string">
              <text:p text:style-name="P95">Show Slide</text:p>
              <text:p text:style-name="P95">Forum </text:p>
            </table:table-cell>
            <table:table-cell table:style-name="Table1.A6" office:value-type="string">
              <text:p text:style-name="P100">Please post your <text:span text:style-name="T83">timed </text:span>queries <text:span text:style-name="T83">i</text:span>n this forum.</text:p>
            </table:table-cell>
          </table:table-row>
          <table:table-row>
            <table:table-cell table:style-name="Table1.A6" office:value-type="string">
              <text:p text:style-name="P96">Show Slide</text:p>
              <text:p text:style-name="P96"><text:span text:style-name="T50">Fossee </text:span>Forum </text:p>
            </table:table-cell>
            <table:table-cell table:style-name="Table1.A6" office:value-type="string">
              <text:p text:style-name="P101"><text:span text:style-name="T83">Please post your general queries</text:span> <text:span text:style-name="T80">on</text:span> Python <text:span text:style-name="T83">in</text:span> this <text:span text:style-name="T81">forum</text:span>.</text:p>
            </table:table-cell>
          </table:table-row>
          <table:table-row>
            <table:table-cell table:style-name="Table1.A6" office:value-type="string">
              <text:p text:style-name="P95">Show Slide </text:p>
              <text:p text:style-name="P95"><text:soft-page-break/>Textbook Companion </text:p>
            </table:table-cell>
            <table:table-cell table:style-name="Table1.A6" office:value-type="string">
              <text:p text:style-name="P102">FOSSEE team coordinates <text:span text:style-name="T83">the </text:span>TBC project.</text:p>
            </table:table-cell>
          </table:table-row>
          <table:table-row table:style-name="Table1.34">
            <table:table-cell table:style-name="Table1.A6" office:value-type="string">
              <text:p text:style-name="P95">Show Slide</text:p>
              <text:p text:style-name="P95">Acknowledgement </text:p>
            </table:table-cell>
            <table:table-cell table:style-name="Table1.A6" office:value-type="string">
              <text:p text:style-name="P103">Spoken Tutorial Project is funded by NMEICT, MHRD, Govt. of India.</text:p>
              <text:p text:style-name="P9">For more details, visit this website.</text:p>
            </table:table-cell>
          </table:table-row>
          <table:table-row table:style-name="Table1.34">
            <table:table-cell table:style-name="Table1.A6" office:value-type="string">
              <text:p text:style-name="P97">Show Slide</text:p>
              <text:p text:style-name="P97">Thank You</text:p>
            </table:table-cell>
            <table:table-cell table:style-name="Table1.A6" office:value-type="string">
              <text:p text:style-name="P113">This is _________ from IIT Bombay signing off.</text:p>
              <text:p text:style-name="P104">Thank you.</text:p>
              <text:p text:style-name="P101"/>
            </table:table-cell>
          </table:table-row>
        </table:table>
        <text:section text:style-name="Sect1" text:name="ContributionCredits">
          <text:h text:style-name="P93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5:38.243000000</dc:date>
    <meta:editing-duration>P1DT23H56M22S</meta:editing-duration>
    <meta:editing-cycles>1938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56" meta:word-count="816" meta:character-count="4901" meta:non-whitespace-character-count="4073"/>
  </office:meta>
</office:document-meta>
</file>